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a23e" officeooo:paragraph-rsid="0006a23e"/>
    </style:style>
    <style:style style:name="P2" style:family="paragraph" style:parent-style-name="Standard">
      <style:text-properties officeooo:rsid="0006a23e" officeooo:paragraph-rsid="000838bb"/>
    </style:style>
    <style:style style:name="P3" style:family="paragraph" style:parent-style-name="Standard">
      <style:text-properties officeooo:rsid="0006a23e" officeooo:paragraph-rsid="000903d8"/>
    </style:style>
    <style:style style:name="P4" style:family="paragraph" style:parent-style-name="Standard">
      <style:text-properties officeooo:rsid="000903d8" officeooo:paragraph-rsid="000903d8"/>
    </style:style>
    <style:style style:name="P5" style:family="paragraph" style:parent-style-name="Standard">
      <style:text-properties officeooo:rsid="00094264" officeooo:paragraph-rsid="00094264"/>
    </style:style>
    <style:style style:name="P6" style:family="paragraph" style:parent-style-name="Standard" style:list-style-name="L1">
      <style:text-properties officeooo:rsid="0006a23e" officeooo:paragraph-rsid="000838bb"/>
    </style:style>
    <style:style style:name="P7" style:family="paragraph" style:parent-style-name="Standard" style:list-style-name="L1">
      <style:text-properties officeooo:rsid="0006a23e" officeooo:paragraph-rsid="0006a23e"/>
    </style:style>
    <style:style style:name="P8" style:family="paragraph" style:parent-style-name="Standard" style:list-style-name="L2">
      <style:text-properties officeooo:rsid="0006a23e" officeooo:paragraph-rsid="0006a23e"/>
    </style:style>
    <style:style style:name="P9" style:family="paragraph" style:parent-style-name="Standard" style:list-style-name="L3">
      <style:text-properties officeooo:rsid="0006a23e" officeooo:paragraph-rsid="0006a23e"/>
    </style:style>
    <style:style style:name="P10" style:family="paragraph" style:parent-style-name="Standard" style:list-style-name="L4">
      <style:text-properties officeooo:rsid="0006a23e" officeooo:paragraph-rsid="0006a23e"/>
    </style:style>
    <style:style style:name="P11" style:family="paragraph" style:parent-style-name="Standard">
      <style:text-properties officeooo:rsid="0006a23e" officeooo:paragraph-rsid="0006a23e"/>
    </style:style>
    <style:style style:name="P12" style:family="paragraph" style:parent-style-name="Standard">
      <style:text-properties officeooo:rsid="000b0d16" officeooo:paragraph-rsid="000b0d16"/>
    </style:style>
    <style:style style:name="P13" style:family="paragraph" style:parent-style-name="Standard">
      <style:text-properties officeooo:paragraph-rsid="000b0d16"/>
    </style:style>
    <style:style style:name="P14" style:family="paragraph" style:parent-style-name="Standard">
      <style:text-properties fo:font-weight="bold" officeooo:rsid="000b0d16" officeooo:paragraph-rsid="000b0d16" style:font-weight-asian="bold" style:font-weight-complex="bold"/>
    </style:style>
    <style:style style:name="P15" style:family="paragraph" style:parent-style-name="Standard">
      <style:text-properties fo:font-weight="bold" officeooo:rsid="00135572" officeooo:paragraph-rsid="000b0d16" style:font-weight-asian="bold" style:font-weight-complex="bold"/>
    </style:style>
    <style:style style:name="P16" style:family="paragraph" style:parent-style-name="Standard">
      <style:text-properties officeooo:rsid="00094264" officeooo:paragraph-rsid="0006a23e"/>
    </style:style>
    <style:style style:name="T1" style:family="text">
      <style:text-properties officeooo:rsid="000838bb"/>
    </style:style>
    <style:style style:name="T2" style:family="text">
      <style:text-properties officeooo:rsid="000b0d16"/>
    </style:style>
    <style:style style:name="T3" style:family="text">
      <style:text-properties officeooo:rsid="0006a23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Ubuntu/ Linux:</text:p>
      <text:p text:style-name="P12">navigate to directory: cd /path</text:p>
      <text:p text:style-name="P12">navigate back: cd ..</text:p>
      <text:p text:style-name="P12">make file executable: chmod +x filename.file</text:p>
      <text:p text:style-name="P12">open file in vscode: code filename.file</text:p>
      <text:p text:style-name="P12">ssh into computer in network: <text:span text:style-name="T3">ssh </text:span>username@IP_adress<text:span text:style-name="T3"> <text:s text:c="4"/>-pass: </text:span>password</text:p>
      <text:p text:style-name="P14">command line shortcuts:</text:p>
      <text:p text:style-name="P13"><text:span text:style-name="T2">open terminal: cntrl + alt + T</text:span></text:p>
      <text:p text:style-name="P13"><text:span text:style-name="T2">kill process: cntrl + C</text:span></text:p>
      <text:p text:style-name="P13"><text:span text:style-name="T2"><text:s/></text:span></text:p>
      <text:p text:style-name="P1"/>
      <text:p text:style-name="P1"/>
      <text:p text:style-name="P1"/>
      <text:p text:style-name="P15">Gazebo</text:p>
      <text:p text:style-name="P14">Git: </text:p>
      <text:p text:style-name="P12">check branch: git branch </text:p>
      <text:p text:style-name="P12">pushing code: </text:p>
      <text:p text:style-name="P12">git pull </text:p>
      <text:p text:style-name="P12">git add . </text:p>
      <text:p text:style-name="P12">git commit -m “message of commit”</text:p>
      <text:p text:style-name="P12">git push</text:p>
      <text:p text:style-name="P1"/>
      <text:p text:style-name="P12">clone repo: git clone repo_directory</text:p>
      <text:p text:style-name="P1"/>
      <text:p text:style-name="P1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13:14:39.987362363</meta:creation-date>
    <dc:date>2025-07-14T13:49:26.309131101</dc:date>
    <meta:editing-duration>PT2H47M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73" meta:character-count="443" meta:non-whitespace-character-count="378"/>
  </office:meta>
</office:document-meta>
</file>